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MEXP</text:p>
          </table:table-cell>
          <table:table-cell office:value-type="float" office:value="521">
            <text:p>521</text:p>
          </table:table-cell>
          <table:table-cell office:value-type="float" office:value="1279">
            <text:p>1279</text:p>
          </table:table-cell>
          <table:table-cell office:value-type="float" office:value="2203">
            <text:p>2203</text:p>
          </table:table-cell>
          <table:table-cell office:value-type="float" office:value="4253">
            <text:p>4253</text:p>
          </table:table-cell>
          <table:table-cell office:value-type="float" office:value="11213">
            <text:p>11213</text:p>
          </table:table-cell>
          <table:table-cell office:value-type="float" office:value="19937">
            <text:p>19937</text:p>
          </table:table-cell>
        </table:table-row>
        <table:table-row table:style-name="ro1">
          <table:table-cell office:value-type="string">
            <text:p>POS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SL1</text:p>
          </table:table-cell>
          <table:table-cell office:value-type="float" office:value="25">
            <text:p>25</text:p>
          </table:table-cell>
          <table:table-cell table:number-columns-repeated="5" office:value-type="float" office:value="19">
            <text:p>19</text:p>
          </table:table-cell>
        </table:table-row>
        <table:table-row table:style-name="ro1">
          <table:table-cell office:value-type="string">
            <text:p>MASK(LOW)</text:p>
          </table:table-cell>
          <table:table-cell office:value-type="string">
            <text:p>0x000fbfefff77efff</text:p>
          </table:table-cell>
          <table:table-cell office:value-type="string">
            <text:p>0x000efff7ffddffee</text:p>
          </table:table-cell>
          <table:table-cell office:value-type="string">
            <text:p>0x000fdffff5edbfff</text:p>
          </table:table-cell>
          <table:table-cell office:value-type="string">
            <text:p>0x0007b7fffef5feff</text:p>
          </table:table-cell>
          <table:table-cell office:value-type="string">
            <text:p>0x000ffffffdf7fffd</text:p>
          </table:table-cell>
          <table:table-cell office:value-type="string">
            <text:p>0x000ffafffffffb3f</text:p>
          </table:table-cell>
        </table:table-row>
        <table:table-row table:style-name="ro1">
          <table:table-cell office:value-type="string">
            <text:p>MASK(HIGH)</text:p>
          </table:table-cell>
          <table:table-cell office:value-type="string">
            <text:p>0x000ffeebfbdfbfdf</text:p>
          </table:table-cell>
          <table:table-cell office:value-type="string">
            <text:p>0x000fbffffff77fff</text:p>
          </table:table-cell>
          <table:table-cell office:value-type="string">
            <text:p>0x000f77fffffffbfe</text:p>
          </table:table-cell>
          <table:table-cell office:value-type="string">
            <text:p>0x000ffdffeffefbfc</text:p>
          </table:table-cell>
          <table:table-cell office:value-type="string">
            <text:p>0x000dfffffff6bfff</text:p>
          </table:table-cell>
          <table:table-cell office:value-type="string">
            <text:p>0x000ffdfffc90fff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EXP</text:p>
          </table:table-cell>
          <table:table-cell office:value-type="string">
            <text:p>N</text:p>
          </table:table-cell>
          <table:table-cell office:value-type="string">
            <text:p>POS1</text:p>
          </table:table-cell>
          <table:table-cell office:value-type="string">
            <text:p>SL1</text:p>
          </table:table-cell>
          <table:table-cell office:value-type="string">
            <text:p>MASK(LOW)</text:p>
          </table:table-cell>
          <table:table-cell office:value-type="string">
            <text:p>MASK(HIGH)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0x000fbfefff77efff</text:p>
          </table:table-cell>
          <table:table-cell office:value-type="string">
            <text:p>0x000ffeebfbdfbfdf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0x000efff7ffddffee</text:p>
          </table:table-cell>
          <table:table-cell office:value-type="string">
            <text:p>0x000fbffffff77fff</text:p>
          </table:table-cell>
          <table:table-cell/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0x000fdffff5edbfff</text:p>
          </table:table-cell>
          <table:table-cell office:value-type="string">
            <text:p>0x000f77fffffffbfe</text:p>
          </table:table-cell>
          <table:table-cell/>
        </table:table-row>
        <table:table-row table:style-name="ro1">
          <table:table-cell office:value-type="float" office:value="4253">
            <text:p>4253</text:p>
          </table:table-cell>
          <table:table-cell office:value-type="float" office:value="41">
            <text:p>41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0x0007b7fffef5feff</text:p>
          </table:table-cell>
          <table:table-cell office:value-type="string">
            <text:p>0x000ffdffeffefbfc</text:p>
          </table:table-cell>
          <table:table-cell/>
        </table:table-row>
        <table:table-row table:style-name="ro1">
          <table:table-cell office:value-type="float" office:value="11213">
            <text:p>11213</text:p>
          </table:table-cell>
          <table:table-cell office:value-type="float" office:value="108">
            <text:p>10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0x000ffffffdf7fffd</text:p>
          </table:table-cell>
          <table:table-cell office:value-type="string">
            <text:p>0x000dfffffff6bfff</text:p>
          </table:table-cell>
          <table:table-cell/>
        </table:table-row>
        <table:table-row table:style-name="ro1">
          <table:table-cell office:value-type="float" office:value="19937">
            <text:p>19937</text:p>
          </table:table-cell>
          <table:table-cell office:value-type="float" office:value="192">
            <text:p>192</text:p>
          </table:table-cell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office:value-type="string">
            <text:p>0x000ffafffffffb3f</text:p>
          </table:table-cell>
          <table:table-cell office:value-type="string">
            <text:p>0x000ffdfffc90fff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008/10/22</text:date>, <text:time>11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22T10:36:37</meta:creation-date>
    <dc:date>2008-10-22T11:27:25</dc:date>
    <dc:language>en-US</dc:language>
    <meta:editing-cycles>4</meta:editing-cycles>
    <meta:editing-duration>PT42M28S</meta:editing-duration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